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ource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Nom</text:p>
          </table:table-cell>
          <table:table-cell office:value-type="string">
            <text:p>Volume(m3)</text:p>
          </table:table-cell>
          <table:table-cell office:value-type="string">
            <text:p>Base price (ICU)</text:p>
          </table:table-cell>
          <table:table-cell office:value-type="string">
            <text:p>Categorie</text:p>
          </table:table-cell>
        </table:table-row>
        <table:table-row table:style-name="ro1">
          <table:table-cell/>
          <table:table-cell office:value-type="string">
            <text:p>Uranin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Tobern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Tennant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liebig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Quartz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Baux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Graph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Glace 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roch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3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0S</meta:editing-duration>
    <meta:editing-cycles>3</meta:editing-cycles>
    <meta:generator>OpenOffice/4.1.3$Win32 OpenOffice.org_project/413m1$Build-9783</meta:generator>
    <dc:date>2017-12-20T13:15:19.59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